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60000003AE344BEA4.png" manifest:media-type="image/png"/>
  <manifest:file-entry manifest:full-path="Pictures/200000A7000076F300005930C8921536.wmf" manifest:media-type=""/>
  <manifest:file-entry manifest:full-path="Pictures/image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Bright1" svg:font-family="'CMU Bright'"/>
    <style:font-face style:name="Calibri1" svg:font-family="Calibri"/>
    <style:font-face style:name="CMU Bright" svg:font-family="'CMU Brigh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nux Libertine" svg:font-family="'Linux Liberti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1c1c1c" draw:textarea-horizontal-align="justify" draw:textarea-vertical-align="middle" draw:auto-grow-height="false" fo:min-height="17.781cm" fo:min-width="23.222cm" draw:shadow="hidden"/>
    </style:style>
    <style:style style:name="gr3" style:family="graphic" style:parent-style-name="standard">
      <style:graphic-properties draw:stroke="none" svg:stroke-color="#000000" draw:fill="none" draw:fill-color="#ffffff" draw:textarea-horizontal-align="left" draw:auto-grow-height="true" draw:auto-grow-width="false" fo:min-height="6.779cm" fo:min-width="0cm"/>
    </style:style>
    <style:style style:name="gr4" style:family="graphic">
      <style:graphic-properties style:protect="size"/>
    </style:style>
    <style:style style:name="gr5" style:family="graphic" style:parent-style-name="Graphics">
      <style:graphic-properties draw:stroke="none" draw:fill="none" style:mirror="none"/>
    </style:style>
    <style:style style:name="gr6" style:family="graphic" style:parent-style-name="standard">
      <style:graphic-properties draw:stroke="none" draw:fill="none" draw:textarea-horizontal-align="left" draw:textarea-vertical-align="top" draw:auto-grow-height="true" draw:auto-grow-width="false" fo:min-height="0.644cm"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min-height="1.269cm" fo:padding-top="0.127cm" fo:padding-bottom="0.127cm" fo:padding-left="0.254cm" fo:padding-right="0.254cm" fo:wrap-option="wrap"/>
    </style:style>
    <style:style style:name="pr1" style:family="presentation" style:parent-style-name="Master1-Layout2-obj-Title-and-Content-notes">
      <style:graphic-properties draw:fill-color="#ffffff" fo:min-height="9.501cm"/>
    </style:style>
    <style:style style:name="pr2" style:family="presentation" style:parent-style-name="Master1-Layout2-obj-Title-and-Content_5f_-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3" style:family="presentation" style:parent-style-name="Master1-Layout2-obj-Title-and-Content_5f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4" style:family="presentation" style:parent-style-name="Master1-Layout2-obj-Title-and-Content_5f_-notes">
      <style:graphic-properties draw:fill-color="#ffffff" fo:min-height="9.501cm"/>
    </style:style>
    <style:style style:name="pr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6"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paragraph-properties fo:text-align="end"/>
      <style:text-properties fo:color="#ffffff" style:font-name="Arial" fo:font-size="48pt" fo:font-weight="bold" style:font-size-asian="48pt" style:font-weight-asian="bold" style:font-size-complex="48pt" style:font-weight-complex="bold"/>
    </style:style>
    <style:style style:name="P4" style:family="paragraph">
      <style:text-properties fo:font-size="20pt"/>
    </style:style>
    <style:style style:name="P5" style:family="paragraph">
      <style:paragraph-properties fo:margin-left="0cm" fo:margin-right="0cm" fo:margin-top="0cm" fo:margin-bottom="0cm" fo:line-height="90%" fo:text-indent="0cm" style:punctuation-wrap="hanging" style:writing-mode="lr-tb">
        <style:tab-stops/>
      </style:paragraph-properties>
      <style:text-properties fo:text-shadow="none" fo:font-weight="bold" style:font-weight-asian="bold" style:font-weight-complex="bold"/>
    </style:style>
    <style:style style:name="P6" style:family="paragraph">
      <style:paragraph-properties style:writing-mode="lr-tb" style:font-independent-line-spacing="true"/>
      <style:text-properties style:font-name="Arial" fo:font-size="35pt" fo:text-shadow="none" fo:font-weight="bold" style:font-size-asian="35pt" style:font-weight-asian="bold" style:font-size-complex="35pt" style:font-weight-complex="bold"/>
    </style:style>
    <style:style style:name="P7" style:family="paragraph">
      <style:paragraph-properties fo:margin-left="0.635cm" fo:margin-right="0cm" fo:margin-top="0.353cm" fo:margin-bottom="0.212cm" fo:line-height="90%" fo:text-align="start" fo:text-indent="-0.635cm" style:punctuation-wrap="hanging" style:writing-mode="lr-tb">
        <style:tab-stops/>
      </style:paragraph-properties>
      <style:text-properties style:font-name="Arial" fo:font-size="22pt" style:font-size-asian="22pt" style:font-size-complex="22pt"/>
    </style:style>
    <style:style style:name="P8" style:family="paragraph">
      <style:paragraph-properties style:writing-mode="lr-tb" style:font-independent-line-spacing="true"/>
      <style:text-properties style:font-name="Arial" fo:font-size="22pt" style:font-size-asian="22pt" style:font-size-complex="22pt"/>
    </style:style>
    <style:style style:name="P9" style:family="paragraph">
      <style:paragraph-properties fo:margin-left="0cm" fo:margin-right="0cm" fo:margin-top="0cm" fo:margin-bottom="0cm" fo:line-height="90%" fo:text-align="start" fo:text-indent="0cm" style:punctuation-wrap="hanging" style:writing-mode="lr-tb">
        <style:tab-stops/>
      </style:paragraph-properties>
      <style:text-properties style:font-name="Arial" fo:font-size="35pt" fo:text-shadow="none" fo:font-weight="bold" style:font-size-asian="35pt" style:font-weight-asian="bold" style:font-size-complex="35pt" style:font-weight-complex="bold"/>
    </style:style>
    <style:style style:name="P10" style:family="paragraph">
      <style:paragraph-properties fo:margin-left="0cm" fo:margin-right="0cm" fo:margin-top="0cm" fo:margin-bottom="0cm" fo:line-height="90%" fo:text-align="start" fo:text-indent="0cm" style:punctuation-wrap="hanging" style:writing-mode="lr-tb">
        <style:tab-stops/>
      </style:paragraph-properties>
      <style:text-properties style:font-name="Arial" fo:font-size="35pt" fo:font-weight="normal" style:font-size-asian="35pt" style:font-weight-asian="normal" style:font-size-complex="35pt" style:font-weight-complex="normal"/>
    </style:style>
    <style:style style:name="P11" style:family="paragraph">
      <style:paragraph-properties style:writing-mode="lr-tb" style:font-independent-line-spacing="true"/>
      <style:text-properties style:font-name="Arial" fo:font-size="35pt" fo:font-weight="normal" style:font-size-asian="35pt" style:font-weight-asian="normal" style:font-size-complex="35pt" style:font-weight-complex="normal"/>
    </style:style>
    <style:style style:name="P12" style:family="paragraph">
      <style:paragraph-properties fo:margin-left="0cm" fo:margin-right="0cm" fo:margin-top="0.353cm" fo:margin-bottom="0.212cm" fo:line-height="70%" fo:text-align="center" fo:text-indent="0cm" style:punctuation-wrap="hanging" style:writing-mode="lr-tb">
        <style:tab-stops/>
      </style:paragraph-properties>
    </style:style>
    <style:style style:name="P13" style:family="paragraph">
      <style:paragraph-properties fo:margin-left="0cm" fo:margin-right="0cm" fo:margin-top="0.353cm" fo:margin-bottom="0.212cm" fo:line-height="100%" fo:text-align="justify" fo:text-indent="0cm" style:punctuation-wrap="hanging" style:writing-mode="lr-tb">
        <style:tab-stops/>
      </style:paragraph-properties>
    </style:style>
    <style:style style:name="P14" style:family="paragraph">
      <style:paragraph-properties fo:margin-left="0cm" fo:margin-right="0cm" fo:margin-top="0.353cm" fo:margin-bottom="0.212cm" fo:line-height="70%" fo:text-align="start" fo:text-indent="0cm" style:punctuation-wrap="hanging" style:writing-mode="lr-tb">
        <style:tab-stops/>
      </style:paragraph-properties>
    </style:style>
    <style:style style:name="P15" style:family="paragraph">
      <style:paragraph-properties style:writing-mode="lr-tb" style:font-independent-line-spacing="true"/>
    </style:style>
    <style:style style:name="P16"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Arial"/>
    </style:style>
    <style:style style:name="P17" style:family="paragraph">
      <style:paragraph-properties style:writing-mode="lr-tb" style:font-independent-line-spacing="true"/>
      <style:text-properties style:font-name="Arial"/>
    </style:style>
    <style:style style:name="P18" style:family="paragraph">
      <style:paragraph-properties fo:margin-left="0cm" fo:margin-right="0cm" fo:margin-top="0cm" fo:margin-bottom="0cm" fo:line-height="90%" fo:text-align="start" fo:text-indent="0cm" style:punctuation-wrap="hanging" style:writing-mode="lr-tb">
        <style:tab-stops/>
      </style:paragraph-properties>
      <style:text-properties style:font-name="Arial" fo:font-size="35pt" style:font-size-asian="35pt" style:font-size-complex="35pt"/>
    </style:style>
    <style:style style:name="P19" style:family="paragraph">
      <style:paragraph-properties style:writing-mode="lr-tb" style:font-independent-line-spacing="true"/>
      <style:text-properties style:font-name="Arial" fo:font-size="35pt" style:font-size-asian="35pt" style:font-size-complex="35pt"/>
    </style:style>
    <style:style style:name="P20"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font-name="Arial"/>
    </style:style>
    <style:style style:name="P21" style:family="paragraph">
      <style:paragraph-properties fo:margin-left="0cm" fo:margin-right="0cm" fo:margin-top="0.353cm" fo:margin-bottom="0.212cm" fo:line-height="70%" fo:text-align="center" fo:text-indent="0cm" style:punctuation-wrap="hanging" style:writing-mode="lr-tb">
        <style:tab-stops/>
      </style:paragraph-properties>
      <style:text-properties style:font-name="Arial"/>
    </style:style>
    <style:style style:name="P22" style:family="paragraph">
      <style:paragraph-properties fo:margin-left="0cm" fo:margin-right="0cm" fo:margin-top="0.353cm" fo:margin-bottom="0.212cm" fo:line-height="100%" fo:text-align="justify" fo:text-indent="0cm" style:punctuation-wrap="hanging" style:writing-mode="lr-tb">
        <style:tab-stops/>
      </style:paragraph-properties>
      <style:text-properties style:font-name="Arial"/>
    </style:style>
    <style:style style:name="P23" style:family="paragraph">
      <style:paragraph-properties fo:margin-left="0cm" fo:margin-right="0cm" fo:margin-top="0.353cm" fo:margin-bottom="0.212cm" fo:line-height="70%" fo:text-align="start" fo:text-indent="0cm" style:punctuation-wrap="hanging" style:writing-mode="lr-tb">
        <style:tab-stops/>
      </style:paragraph-properties>
      <style:text-properties style:font-name="Arial"/>
    </style:style>
    <style:style style:name="P24" style:family="paragraph">
      <style:paragraph-properties fo:margin-left="0cm" fo:margin-right="0cm" fo:margin-top="0cm" fo:margin-bottom="0cm" fo:line-height="90%" fo:text-align="start" fo:text-indent="0cm" style:punctuation-wrap="hanging" style:writing-mode="lr-tb">
        <style:tab-stops/>
      </style:paragraph-properties>
      <style:text-properties style:font-name="Arial" fo:font-size="35pt" fo:text-shadow="1pt 1pt" style:text-underline-style="none" fo:font-weight="normal" style:font-size-asian="35pt" style:font-weight-asian="normal" style:font-size-complex="35pt" style:font-weight-complex="normal"/>
    </style:style>
    <style:style style:name="P25" style:family="paragraph">
      <style:paragraph-properties style:writing-mode="lr-tb" style:font-independent-line-spacing="true"/>
      <style:text-properties style:font-name="Arial" fo:font-size="35pt" fo:text-shadow="1pt 1pt" style:text-underline-style="none" fo:font-weight="normal" style:font-size-asian="35pt" style:font-weight-asian="normal" style:font-size-complex="35pt" style:font-weight-complex="normal"/>
    </style:style>
    <style:style style:name="P26" style:family="paragraph">
      <style:paragraph-properties fo:margin-left="0cm" fo:margin-right="0cm" fo:margin-top="0.353cm" fo:margin-bottom="0.212cm" fo:line-height="90%" fo:text-align="start" fo:text-indent="0cm" style:punctuation-wrap="hanging" style:writing-mode="lr-tb">
        <style:tab-stops/>
      </style:paragraph-properties>
      <style:text-properties style:font-name="Arial" fo:font-size="22pt" style:font-size-asian="22pt" style:font-size-complex="22pt"/>
    </style:style>
    <style:style style:name="T1" style:family="text">
      <style:text-properties fo:color="#ffffff" style:font-name="Arial" fo:font-size="40pt" fo:font-weight="bold" style:font-size-asian="40pt" style:font-weight-asian="bold" style:font-size-complex="40pt" style:font-weight-complex="bold"/>
    </style:style>
    <style:style style:name="T2" style:family="text">
      <style:text-properties fo:color="#ffffff" style:font-name="Arial" fo:font-size="48pt" fo:font-weight="bold" style:font-size-asian="48pt" style:font-weight-asian="bold" style:font-size-complex="48pt" style:font-weight-complex="bold"/>
    </style:style>
    <style:style style:name="T3" style:family="text">
      <style:text-properties fo:color="#ffffff" style:font-name="Arial" fo:font-size="22pt" fo:font-style="normal" fo:font-weight="normal" style:font-size-asian="22pt" style:font-style-asian="normal" style:font-weight-asian="normal" style:font-size-complex="2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35pt" fo:letter-spacing="normal" fo:language="en" fo:country="GB" fo:font-style="normal" fo:text-shadow="none" style:text-underline-style="none" fo:font-weight="bold" style:text-underline-mode="continuous" style:text-overline-mode="continuous" style:text-line-through-mode="continuous" style:letter-kerning="true" style:font-size-asian="35pt" style:font-style-asian="normal" style:font-weight-asian="bold" style:font-size-complex="35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22pt" fo:letter-spacing="normal" fo:language="en" fo:country="GB"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2pt" fo:letter-spacing="normal" fo:language="en" fo:country="GB" fo:font-style="normal" style:text-underline-style="solid" style:text-underline-width="auto" style:text-underline-color="font-color"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35pt" fo:letter-spacing="normal" fo:language="en" fo:country="GB" fo:font-style="normal" fo:text-shadow="1pt 1pt"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language="en" fo:country="GB"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5pt" fo:letter-spacing="normal" fo:language="en" fo:country="GB"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0" style:family="text">
      <style:text-properties fo:font-variant="normal" fo:text-transform="none" fo:color="#000000" style:text-line-through-style="none" style:text-line-through-type="none" style:text-position="30% 67%" style:font-name="Arial" fo:font-size="15pt" fo:letter-spacing="normal" fo:language="en" fo:country="GB"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1" style:family="text">
      <style:text-properties fo:font-variant="normal" fo:text-transform="none" fo:color="#000000" style:text-line-through-style="none" style:text-line-through-type="none" style:text-position="30% 67%" style:font-name="CMU Bright1" fo:font-size="15pt" fo:letter-spacing="normal" fo:language="en" fo:country="GB"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30% 67%" style:font-name="Arial" fo:font-size="13pt" fo:letter-spacing="normal" fo:language="en" fo:country="GB"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2pt" fo:letter-spacing="normal" fo:language="en" fo:country="GB"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22pt" fo:letter-spacing="normal" fo:language="en" fo:country="GB" fo:font-style="normal" style:text-underline-style="solid" style:text-underline-width="auto" style:text-underline-color="font-color"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35cm" text:min-label-width="0.635cm"/>
        <style:text-properties style:font-name="Arial" fo:color="#000000" fo:font-size="100%"/>
      </text:list-level-style-bullet>
      <text:list-level-style-bullet text:level="7" text:bullet-char="•">
        <style:list-level-properties text:space-before="7.62cm" text:min-label-width="0.635cm"/>
        <style:text-properties style:font-name="Arial" fo:color="#000000" fo:font-size="100%"/>
      </text:list-level-style-bullet>
      <text:list-level-style-bullet text:level="8" text:bullet-char="•">
        <style:list-level-properties text:space-before="8.89cm" text:min-label-width="0.635cm"/>
        <style:text-properties style:font-name="Arial" fo:color="#000000" fo:font-size="100%"/>
      </text:list-level-style-bullet>
      <text:list-level-style-bullet text:level="9" text:bullet-char="•">
        <style:list-level-properties text:space-before="10.16cm" text:min-label-width="0.635cm"/>
        <style:text-properties style:font-name="Arial" fo:color="#000000" fo:font-size="100%"/>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2-obj-Title-and-Content" presentation:presentation-page-layout-name="AL1T11">
        <office:forms form:automatic-focus="false" form:apply-design-mode="false"/>
        <draw:frame draw:name="Picture 6" draw:style-name="gr1" draw:text-style-name="P1" draw:layer="layout" svg:width="26.008cm" svg:height="19.558cm" svg:x="-0.354cm" svg:y="-0.138cm">
          <draw:image xlink:href="Pictures/200000A7000076F300005930C8921536.wmf" xlink:type="simple" xlink:show="embed" xlink:actuate="onLoad">
            <text:p/>
          </draw:image>
        </draw:frame>
        <draw:custom-shape draw:style-name="gr2" draw:text-style-name="P2" draw:layer="layout" svg:width="23.722cm" svg:height="18.031cm" draw:transform="skewX (0.00226892802759263) rotate (0.00226892802759263) translate (-0.354cm -0.732cm)">
          <text:p/>
          <draw:enhanced-geometry svg:viewBox="0 0 21600 21600" draw:mirror-horizontal="false" draw:mirror-vertical="false" draw:type="rectangle" draw:enhanced-path="M 0 0 L 21600 0 21600 21600 0 21600 0 0 Z N"/>
        </draw:custom-shape>
        <draw:frame draw:style-name="gr3" draw:text-style-name="P3" draw:layer="layout" svg:width="19.142cm" svg:height="7.029cm" svg:x="3.718cm" svg:y="9.193cm">
          <draw:text-box>
            <text:p text:style-name="P3"><text:span text:style-name="T1">Why Do We Need a Journal</text:span><text:span text:style-name="T1"><text:line-break/></text:span><text:span text:style-name="T1">for Open Hardware?</text:span></text:p>
            <text:p text:style-name="P3"><text:span text:style-name="T2"/></text:p>
            <text:p text:style-name="P3"><text:span text:style-name="T3">Luis Felipe R. Murillo</text:span><text:span text:style-name="T3"><text:line-break/></text:span><text:span text:style-name="T3">(CNAM / IFRIS)</text:span></text:p>
          </draw:text-box>
        </draw:frame>
        <presentation:notes draw:style-name="dp2">
          <draw:page-thumbnail draw:style-name="gr4" draw:layer="layout" svg:width="10.866cm" svg:height="8.149cm" svg:x="3.457cm" svg:y="3.016cm" draw:page-number="1" presentation:class="page"/>
          <draw:frame presentation:style-name="pr1" draw:text-style-name="P4" draw:layer="layout" svg:width="14.224cm" svg:height="9.501cm" svg:x="1.778cm" svg:y="11.613cm" presentation:class="notes" presentation:placeholder="true">
            <draw:text-box/>
          </draw:frame>
        </presentation:notes>
      </draw:page>
      <draw:page draw:name="page2" draw:style-name="dp3" draw:master-page-name="Master1-Layout2-obj-Title-and-Content_5f_" presentation:presentation-page-layout-name="AL1T11">
        <draw:frame draw:name="Title 1" presentation:style-name="pr2" draw:text-style-name="P6" draw:layer="layout" svg:width="23.181cm" svg:height="3.682cm" svg:x="1.711cm" svg:y="0.035cm" presentation:class="title" presentation:user-transformed="true">
          <draw:text-box>
            <text:p text:style-name="P5"><text:span text:style-name="T4">Why do we need yet another journal?</text:span></text:p>
          </draw:text-box>
        </draw:frame>
        <draw:frame draw:name="Content Placeholder 2" presentation:style-name="pr3" draw:text-style-name="P8" draw:layer="layout" svg:width="22.56cm" svg:height="12.434cm" svg:x="1.746cm" svg:y="5.151cm" presentation:class="outline">
          <draw:text-box>
            <text:list text:style-name="L3">
              <text:list-item>
                <text:p text:style-name="P7"><text:span text:style-name="T5">Help advance a culture of Free and Open Source development and sharing in academia!</text:span></text:p>
              </text:list-item>
            </text:list>
            <text:list text:style-name="L4">
              <text:list-item>
                <text:p text:style-name="P7"><text:span text:style-name="T6">For Community-based projects:</text:span><text:span text:style-name="T5"> peer-review and preservation for hardware documentation, providing a public, indexed deposit as an alternative to patenting</text:span></text:p>
              </text:list-item>
              <text:list-item>
                <text:p text:style-name="P7"><text:span text:style-name="T6">For Scientific instrumentation projects</text:span><text:span text:style-name="T5">: create strong incentive for academics to release their hardware as a peer-reviewed publication, guiding solid documentation practices for wider reproducibility</text:span></text:p>
              </text:list-item>
              <text:list-item>
                <text:p text:style-name="P7"><text:span text:style-name="T5">Create interfaces between academic and community-based </text:span><text:span text:style-name="T6">Open Science hardware development</text:span></text:p>
              </text:list-item>
            </text:list>
          </draw:text-box>
        </draw:frame>
        <presentation:notes draw:style-name="dp2">
          <draw:page-thumbnail draw:style-name="gr4" draw:layer="layout" svg:width="10.866cm" svg:height="8.149cm" svg:x="3.457cm" svg:y="3.016cm" draw:page-number="2" presentation:class="page"/>
          <draw:frame presentation:style-name="pr4" draw:text-style-name="P4" draw:layer="layout" svg:width="14.224cm" svg:height="9.501cm" svg:x="1.778cm" svg:y="11.613cm" presentation:class="notes" presentation:placeholder="true">
            <draw:text-box/>
          </draw:frame>
        </presentation:notes>
      </draw:page>
      <draw:page draw:name="Slide2" draw:style-name="dp3" draw:master-page-name="Master1-Layout2-obj-Title-and-Content" presentation:presentation-page-layout-name="AL1T11">
        <draw:frame draw:name="Title 1" presentation:style-name="pr5" draw:text-style-name="P6" draw:layer="layout" svg:width="21.908cm" svg:height="3.682cm" svg:x="1.711cm" svg:y="0.035cm" presentation:class="title" presentation:user-transformed="true">
          <draw:text-box>
            <text:p text:style-name="P9"><text:span text:style-name="T4">Journal of Open Hardware</text:span></text:p>
          </draw:text-box>
        </draw:frame>
        <draw:frame draw:name="Content Placeholder 2" presentation:style-name="pr6" draw:text-style-name="P8" draw:layer="layout" svg:width="22.56cm" svg:height="12.434cm" svg:x="1.746cm" svg:y="5.151cm" presentation:class="outline">
          <draw:text-box>
            <text:list text:style-name="L3">
              <text:list-item>
                <text:p text:style-name="P7"><text:span text:style-name="T5">Created after GOSH 2016 at CERN in Geneva</text:span></text:p>
              </text:list-item>
              <text:list-item>
                <text:p text:style-name="P7"><text:span text:style-name="T5"><text:s/></text:span><text:span text:style-name="T5">Forum for academic researchers, community members, and hardware professionals</text:span></text:p>
              </text:list-item>
              <text:list-item>
                <text:p text:style-name="P7"><text:span text:style-name="T5">Dedicated OA publication format for Open Hardware</text:span></text:p>
              </text:list-item>
            </text:list>
            <text:list text:style-name="L4">
              <text:list-item>
                <text:p text:style-name="P7"><text:span text:style-name="T5">Peer-review and long-term preservation for hardware documentation</text:span></text:p>
              </text:list-item>
              <text:list-item>
                <text:p text:style-name="P7"><text:span text:style-name="T5">Community control over its governance, content, pricing, and platform development in fair partnership with:</text:span></text:p>
              </text:list-item>
            </text:list>
          </draw:text-box>
        </draw:frame>
        <draw:frame draw:name="Picture 3" draw:style-name="gr5" draw:layer="layout" svg:width="6.348cm" svg:height="1.252cm" svg:x="17.272cm" svg:y="13.854cm">
          <draw:image xlink:href="Pictures/10000000000001260000003AE344BEA4.png" xlink:type="simple" xlink:show="embed" xlink:actuate="onLoad">
            <text:p/>
          </draw:image>
        </draw:frame>
        <presentation:notes draw:style-name="dp2">
          <draw:page-thumbnail draw:style-name="gr4" draw:layer="layout" svg:width="10.866cm" svg:height="8.149cm" svg:x="3.457cm" svg:y="3.016cm" draw:page-number="3" presentation:class="page"/>
          <draw:frame presentation:style-name="pr1" draw:text-style-name="P4" draw:layer="layout" svg:width="14.224cm" svg:height="9.501cm" svg:x="1.778cm" svg:y="11.613cm" presentation:class="notes" presentation:placeholder="true">
            <draw:text-box/>
          </draw:frame>
        </presentation:notes>
      </draw:page>
      <draw:page draw:name="Slide5" draw:style-name="dp3" draw:master-page-name="Master1-Layout2-obj-Title-and-Content" presentation:presentation-page-layout-name="AL1T11">
        <draw:frame draw:name="Title 1" presentation:style-name="pr5" draw:text-style-name="P11" draw:layer="layout" svg:width="21.908cm" svg:height="3.682cm" svg:x="1.446cm" svg:y="0cm" presentation:class="title" presentation:user-transformed="true">
          <draw:text-box>
            <text:p text:style-name="P10"><text:span text:style-name="T7">Hardware Metapapers</text:span></text:p>
          </draw:text-box>
        </draw:frame>
        <draw:frame draw:name="Content Placeholder 2" presentation:style-name="pr6" draw:text-style-name="P15" draw:layer="layout" svg:width="23.028cm" svg:height="12.822cm" svg:x="1.27cm" svg:y="4.963cm" presentation:class="outline" presentation:user-transformed="true">
          <draw:text-box>
            <text:list text:style-name="L5">
              <text:list-item>
                <text:p text:style-name="P12"><text:span text:style-name="T8">Arduino-like Development Kit for Single-element Ultrasound Imaging</text:span></text:p>
              </text:list-item>
              <text:list-item>
                <text:p text:style-name="P12"><text:span text:style-name="T9">Luc Jonveaux </text:span><text:span text:style-name="T10">1</text:span><text:span text:style-name="T10"><text:line-break/></text:span><text:span text:style-name="T10"/></text:p>
              </text:list-item>
              <text:list-item>
                <text:p text:style-name="P13"><text:span text:style-name="T9">An open-source software ecosystem for ultrasound imaging is widely available to developers, however, limited resources can be found on the open hardware side. The focus of this work was to develop an easy-to-use platform kit (hardware and software) for providing the community a complete experimental setup for ultrasound imaging at a low cost, without the need for expensive and non-modifiable specific equipment. The goal of this work resembles the needs of medical systems in the 80's where analog techniques using single-sensor devices were prominent. To this end, two open-source, arduino-like modules have been developed for building a simple, yet complete, single-channel analog front-end system, where all the intermediary signals are readily accessible by the user. The modules were tested using re-purposed ultrasound mechanical probes, as well as non-medical transducers. Furthermore, different digital acquisition systems were utilized for providing the images of interest. The developed modules can also be used in Radio Frequency (RF) projects, non-destructive testing and control projects, as well as in low-cost medical imaging projects on non-living samples.</text:span></text:p>
              </text:list-item>
              <text:list-item>
                <text:p text:style-name="P14"><text:span text:style-name="T11"/></text:p>
              </text:list-item>
            </text:list>
          </draw:text-box>
        </draw:frame>
        <draw:frame draw:name="TextBox 3" draw:style-name="gr6" draw:text-style-name="P17" draw:layer="layout" svg:width="9.163cm" svg:height="0.898cm" svg:x="1.27cm" svg:y="16.435cm">
          <draw:text-box>
            <text:p text:style-name="P16"><text:span text:style-name="T9">(1) independent maker</text:span></text:p>
          </draw:text-box>
        </draw:frame>
        <presentation:notes draw:style-name="dp2">
          <draw:page-thumbnail draw:style-name="gr4" draw:layer="layout" svg:width="10.866cm" svg:height="8.149cm" svg:x="3.457cm" svg:y="3.016cm" draw:page-number="4" presentation:class="page"/>
          <draw:frame presentation:style-name="pr1" draw:layer="layout" svg:width="14.224cm" svg:height="9.501cm" svg:x="1.778cm" svg:y="11.613cm" presentation:class="notes" presentation:placeholder="true">
            <draw:text-box/>
          </draw:frame>
        </presentation:notes>
      </draw:page>
      <draw:page draw:name="Slide7" draw:style-name="dp3" draw:master-page-name="Master1-Layout2-obj-Title-and-Content" presentation:presentation-page-layout-name="AL1T11">
        <draw:frame draw:name="Title 1" presentation:style-name="pr5" draw:text-style-name="P19" draw:layer="layout" svg:width="24.638cm" svg:height="3.682cm" svg:x="1.208cm" svg:y="0.035cm" presentation:class="title" presentation:user-transformed="true">
          <draw:text-box>
            <text:p text:style-name="P18"><text:span text:style-name="T7">Issues in Open Hardware</text:span></text:p>
          </draw:text-box>
        </draw:frame>
        <draw:frame draw:name="Content Placeholder 2" presentation:style-name="pr6" draw:text-style-name="P15" draw:layer="layout" svg:width="23.028cm" svg:height="12.822cm" svg:x="1.27cm" svg:y="4.95cm" presentation:class="outline" presentation:user-transformed="true">
          <draw:text-box>
            <text:list text:style-name="L5">
              <text:list-item>
                <text:p text:style-name="P12"><text:span text:style-name="T8">Emerging Business Models for Open Source Hardware</text:span></text:p>
              </text:list-item>
              <text:list-item>
                <text:p text:style-name="P12"><text:span text:style-name="T9">Joshua M. Pearce </text:span><text:span text:style-name="T10">1</text:span><text:span text:style-name="T10"><text:line-break/></text:span><text:span text:style-name="T10"/></text:p>
              </text:list-item>
              <text:list-item>
                <text:p text:style-name="P13"><text:span text:style-name="T9">The rise of Free and Open Source models for software development has catalyzed the growth of Free and Open Source hardware (also known as “Libre Hardware”). Libre hardware is gaining significant traction in the scientific hardware community, where there is evidence that open development creates both technically superior and far less expensive scientific equipment than proprietary models. In this article, the evidence is reviewed and a collection of examples of business models is developed to service scientists who have the option to manufacture their own equipment using Open Source designs. Profitable Libre Hardware business models are reviewed, which includes kit, specialty component, and calibration suppliers for makers. The results indicate that Libre Hardware businesses should target technically sophisticated customers first and, as usability matures, target expanded markets of conventional consumers.</text:span></text:p>
              </text:list-item>
              <text:list-item>
                <text:p text:style-name="P13"><text:span text:style-name="T11"/></text:p>
              </text:list-item>
              <text:list-item>
                <text:p text:style-name="P13"><text:span text:style-name="T11"/></text:p>
              </text:list-item>
              <text:list-item>
                <text:p text:style-name="P13"><text:span text:style-name="T11"/></text:p>
              </text:list-item>
              <text:list-item>
                <text:p text:style-name="P13"><text:span text:style-name="T11">.</text:span></text:p>
              </text:list-item>
            </text:list>
          </draw:text-box>
        </draw:frame>
        <draw:frame draw:name="TextBox 7" draw:style-name="gr7" draw:text-style-name="P20" draw:layer="layout" svg:width="9.906cm" svg:height="1.523cm" svg:x="1.27cm" svg:y="14.042cm">
          <draw:text-box>
            <text:p text:style-name="P16"><text:span text:style-name="T9">(1) Michigan Technological University</text:span></text:p>
          </draw:text-box>
        </draw:frame>
        <presentation:notes draw:style-name="dp2">
          <draw:page-thumbnail draw:style-name="gr4" draw:layer="layout" svg:width="10.866cm" svg:height="8.149cm" svg:x="3.457cm" svg:y="3.016cm" draw:page-number="5" presentation:class="page"/>
          <draw:frame presentation:style-name="pr1" draw:layer="layout" svg:width="14.224cm" svg:height="9.501cm" svg:x="1.778cm" svg:y="11.613cm" presentation:class="notes" presentation:placeholder="true">
            <draw:text-box/>
          </draw:frame>
        </presentation:notes>
      </draw:page>
      <draw:page draw:name="Slide6" draw:style-name="dp3" draw:master-page-name="Master1-Layout2-obj-Title-and-Content" presentation:presentation-page-layout-name="AL1T11">
        <draw:frame draw:name="Title 1" presentation:style-name="pr5" draw:text-style-name="P19" draw:layer="layout" svg:width="21.908cm" svg:height="3.682cm" svg:x="1.246cm" svg:y="0cm" presentation:class="title" presentation:user-transformed="true">
          <draw:text-box>
            <text:p text:style-name="P18"><text:span text:style-name="T7">Reviews</text:span></text:p>
          </draw:text-box>
        </draw:frame>
        <draw:frame draw:name="Content Placeholder 2" presentation:style-name="pr6" draw:text-style-name="P17" draw:layer="layout" svg:width="23.028cm" svg:height="12.822cm" svg:x="1.27cm" svg:y="4.763cm" presentation:class="outline">
          <draw:text-box>
            <text:list text:style-name="L5">
              <text:list-item>
                <text:p text:style-name="P21"><text:span text:style-name="T8">Gathering for Open Science Hardware</text:span></text:p>
              </text:list-item>
              <text:list-item>
                <text:p text:style-name="P21"><text:span text:style-name="T9">Shannon Dosemagen</text:span><text:span text:style-name="T10">1</text:span><text:span text:style-name="T9">, Max Liboiron</text:span><text:span text:style-name="T10">2</text:span><text:span text:style-name="T9"> and Jenny Molloy</text:span><text:span text:style-name="T10">3</text:span></text:p>
              </text:list-item>
              <text:list-item>
                <text:p text:style-name="P22"><text:span text:style-name="T9"><text:line-break/></text:span><text:span text:style-name="T9">Without hardware, there is no science. Instruments, reagents, computers, and lab equipment are the platforms for producing systematic knowledge. <text:s text:c="2"/>Yet, current supply chains limit access and impede creativity and customization through high mark-ups and proprietary designs. This can be compounded by private <text:s/>hardware licenses and patents. Open Science Hardware (OSH) addresses part of this problem by sharing designs, instructions for building, and protocols . Expanding the reach of Open Science Hardware within academic research, NGO initiatives, citizen science, and education has potential to increase access to experimental tools and facilitate their customization and reuse while lowering costs. A growing number of people and organizations around the world are developing and using Open Science Hardware, but a coherent, self-organizing community has yet to emerge that could raise its profile and drive required social change within institutions, laws, and common practice that would make open science with open hardware the norm. The Gathering for Open Science Hardware (GOSH) in 2016 addressed this need. GOSH now continues as an online community with a further meeting planned in Santiago, Chile, in 2017.</text:span></text:p>
              </text:list-item>
              <text:list-item>
                <text:p text:style-name="P23"><text:span text:style-name="T12"/></text:p>
              </text:list-item>
            </text:list>
          </draw:text-box>
        </draw:frame>
        <draw:frame draw:name="TextBox 5" draw:style-name="gr6" draw:text-style-name="P17" draw:layer="layout" svg:width="23.601cm" svg:height="1.523cm" svg:x="1.27cm" svg:y="16.835cm">
          <draw:text-box>
            <text:p text:style-name="P16"><text:span text:style-name="T9">(1) Public Lab; (2) Civic Laboratory for Environmental Action Research; (3) University of Cambridge</text:span></text:p>
          </draw:text-box>
        </draw:frame>
        <presentation:notes draw:style-name="dp2">
          <draw:page-thumbnail draw:style-name="gr4" draw:layer="layout" svg:width="10.866cm" svg:height="8.149cm" svg:x="3.457cm" svg:y="3.016cm" draw:page-number="6" presentation:class="page"/>
          <draw:frame presentation:style-name="pr1" draw:layer="layout" svg:width="14.224cm" svg:height="9.501cm" svg:x="1.778cm" svg:y="11.613cm" presentation:class="notes" presentation:placeholder="true">
            <draw:text-box/>
          </draw:frame>
        </presentation:notes>
      </draw:page>
      <draw:page draw:name="Slide11" draw:style-name="dp3" draw:master-page-name="Master1-Layout2-obj-Title-and-Content" presentation:presentation-page-layout-name="AL1T11">
        <draw:frame draw:name="Title 1" presentation:style-name="pr5" draw:text-style-name="P25" draw:layer="layout" svg:width="21.908cm" svg:height="3.682cm" svg:x="1.746cm" svg:y="0cm" presentation:class="title" presentation:user-transformed="true">
          <draw:text-box>
            <text:p text:style-name="P24"><text:span text:style-name="T7">Call for submissions</text:span></text:p>
          </draw:text-box>
        </draw:frame>
        <draw:frame draw:name="Content Placeholder 2" presentation:style-name="pr6" draw:text-style-name="P8" draw:layer="layout" svg:width="21.908cm" svg:height="12.434cm" svg:x="1.746cm" svg:y="5.151cm" presentation:class="outline">
          <draw:text-box>
            <text:list text:style-name="L5">
              <text:list-header>
                <text:p text:style-name="P26"><text:span text:style-name="T13">For more info, visit us at: </text:span><text:span text:style-name="T6">journalofopenhardware.org</text:span><text:span text:style-name="T14"><text:line-break/></text:span><text:span text:style-name="T14"><text:line-break/></text:span><text:span text:style-name="T13">Invite your peers to send their papers to us!</text:span></text:p>
              </text:list-header>
            </text:list>
            <text:list text:style-name="L4">
              <text:list-item>
                <text:p text:style-name="P7"><text:span text:style-name="T5">Hardware Metapapers</text:span></text:p>
              </text:list-item>
              <text:list-item>
                <text:p text:style-name="P7"><text:span text:style-name="T5">Articles: Issues in Open Hardware</text:span></text:p>
              </text:list-item>
              <text:list-item>
                <text:p text:style-name="P7"><text:span text:style-name="T5">Reviews</text:span><text:span text:style-name="T5"><text:line-break/></text:span><text:span text:style-name="T5"/></text:p>
              </text:list-item>
            </text:list>
            <text:p text:style-name="P7"><text:span text:style-name="T13">Twitter:</text:span><text:span text:style-name="T5"> @journal_openhw</text:span></text:p>
            <text:p text:style-name="P7"><text:span text:style-name="T13">Email:</text:span><text:span text:style-name="T5"> </text:span><text:span text:style-name="T6">contact@journalofopenhardware.org</text:span></text:p>
          </draw:text-box>
        </draw:frame>
        <presentation:notes draw:style-name="dp2">
          <draw:page-thumbnail draw:style-name="gr4" draw:layer="layout" svg:width="10.866cm" svg:height="8.149cm" svg:x="3.457cm" svg:y="3.016cm" draw:page-number="7" presentation:class="page"/>
          <draw:frame presentation:style-name="pr1" draw:layer="layout" svg:width="14.224cm" svg:height="9.501cm" svg:x="1.778cm" svg:y="11.6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U Bright1" svg:font-family="'CMU Bright'"/>
    <style:font-face style:name="Calibri1" svg:font-family="Calibri"/>
    <style:font-face style:name="CMU Bright" svg:font-family="'CMU Brigh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nux Libertine" svg:font-family="'Linux Liberti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cm" fo:margin-bottom="0.4cm"/>
      <style:text-properties fo:font-size="28pt" style:font-size-asian="28pt" style:font-size-complex="28pt"/>
    </style:style>
    <style:style style:name="Master1-Office-Theme-outline3" style:family="presentation" style:parent-style-name="Master1-Office-Theme-outline2">
      <style:paragraph-properties fo:margin-top="0cm" fo:margin-bottom="0.3cm"/>
      <style:text-properties fo:font-size="24pt" style:font-size-asian="24pt" style:font-size-complex="24pt"/>
    </style:style>
    <style:style style:name="Master1-Office-Theme-outline4" style:family="presentation" style:parent-style-name="Master1-Office-Theme-outline3">
      <style:paragraph-properties fo:margin-top="0cm" fo:margin-bottom="0.2cm"/>
      <style:text-properties fo:font-size="20pt" style:font-size-asian="20pt" style:font-size-complex="20pt"/>
    </style:style>
    <style:style style:name="Master1-Office-Theme-outline5" style:family="presentation" style:parent-style-name="Master1-Office-Theme-outline4">
      <style:paragraph-properties fo:margin-top="0cm" fo:margin-bottom="0.1cm"/>
      <style:text-properties fo:font-size="20pt" style:font-size-asian="20pt" style:font-size-complex="20pt"/>
    </style:style>
    <style:style style:name="Master1-Office-Theme-outline6" style:family="presentation" style:parent-style-name="Master1-Office-Theme-outline5">
      <style:paragraph-properties fo:margin-top="0cm" fo:margin-bottom="0.1cm"/>
      <style:text-properties fo:font-size="20pt" style:font-size-asian="20pt" style:font-size-complex="20pt"/>
    </style:style>
    <style:style style:name="Master1-Office-Theme-outline7" style:family="presentation" style:parent-style-name="Master1-Office-Theme-outline6">
      <style:paragraph-properties fo:margin-top="0cm" fo:margin-bottom="0.1cm"/>
      <style:text-properties fo:font-size="20pt" style:font-size-asian="20pt" style:font-size-complex="20pt"/>
    </style:style>
    <style:style style:name="Master1-Office-Theme-outline8" style:family="presentation" style:parent-style-name="Master1-Office-Theme-outline7">
      <style:paragraph-properties fo:margin-top="0cm" fo:margin-bottom="0.1cm"/>
      <style:text-properties fo:font-size="20pt" style:font-size-asian="20pt" style:font-size-complex="20pt"/>
    </style:style>
    <style:style style:name="Master1-Office-Theme-outline9" style:family="presentation" style:parent-style-name="Master1-Office-Theme-outline8">
      <style:paragraph-properties fo:margin-top="0cm" fo:margin-bottom="0.1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_5f_-background" style:display-name="Master1-Layout2-obj-Title-and-Content_-background" style:family="presentation">
      <style:graphic-properties draw:stroke="none" draw:fill="solid" draw:fill-color="#ffffff"/>
      <style:text-properties style:letter-kerning="true"/>
    </style:style>
    <style:style style:name="Master1-Layout2-obj-Title-and-Content_5f_-backgroundobjects" style:display-name="Master1-Layout2-obj-Title-and-Content_-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_5f_-notes" style:display-name="Master1-Layout2-obj-Title-and-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_5f_-outline1" style:display-name="Master1-Layout2-obj-Title-and-Content_-outline1" style:family="presentation">
      <style:graphic-properties draw:stroke="none" draw:fill="none" draw:auto-grow-height="false" draw:fit-to-size="shrink-to-fit">
        <text:list-style style:name="Master1-Layout2-obj-Title-and-Content_5f_-outline1" style:display-name="Master1-Layout2-obj-Title-and-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_5f_-outline2" style:display-name="Master1-Layout2-obj-Title-and-Content_-outline2" style:family="presentation" style:parent-style-name="Master1-Layout2-obj-Title-and-Content_5f_-outline1">
      <style:paragraph-properties fo:margin-left="0cm" fo:margin-right="0cm" fo:margin-top="0cm" fo:margin-bottom="0.4cm" fo:text-indent="0cm"/>
      <style:text-properties fo:font-size="28pt" style:font-size-asian="28pt" style:font-size-complex="28pt"/>
    </style:style>
    <style:style style:name="Master1-Layout2-obj-Title-and-Content_5f_-outline3" style:display-name="Master1-Layout2-obj-Title-and-Content_-outline3" style:family="presentation" style:parent-style-name="Master1-Layout2-obj-Title-and-Content_5f_-outline2">
      <style:paragraph-properties fo:margin-left="0cm" fo:margin-right="0cm" fo:margin-top="0cm" fo:margin-bottom="0.3cm" fo:text-indent="0cm"/>
      <style:text-properties fo:font-size="24pt" style:font-size-asian="24pt" style:font-size-complex="24pt"/>
    </style:style>
    <style:style style:name="Master1-Layout2-obj-Title-and-Content_5f_-outline4" style:display-name="Master1-Layout2-obj-Title-and-Content_-outline4" style:family="presentation" style:parent-style-name="Master1-Layout2-obj-Title-and-Content_5f_-outline3">
      <style:paragraph-properties fo:margin-left="0cm" fo:margin-right="0cm" fo:margin-top="0cm" fo:margin-bottom="0.2cm" fo:text-indent="0cm"/>
      <style:text-properties fo:font-size="20pt" style:font-size-asian="20pt" style:font-size-complex="20pt"/>
    </style:style>
    <style:style style:name="Master1-Layout2-obj-Title-and-Content_5f_-outline5" style:display-name="Master1-Layout2-obj-Title-and-Content_-outline5" style:family="presentation" style:parent-style-name="Master1-Layout2-obj-Title-and-Content_5f_-outline4">
      <style:paragraph-properties fo:margin-left="0cm" fo:margin-right="0cm" fo:margin-top="0cm" fo:margin-bottom="0.1cm" fo:text-indent="0cm"/>
      <style:text-properties fo:font-size="20pt" style:font-size-asian="20pt" style:font-size-complex="20pt"/>
    </style:style>
    <style:style style:name="Master1-Layout2-obj-Title-and-Content_5f_-outline6" style:display-name="Master1-Layout2-obj-Title-and-Content_-outline6" style:family="presentation" style:parent-style-name="Master1-Layout2-obj-Title-and-Content_5f_-outline5">
      <style:paragraph-properties fo:margin-left="0cm" fo:margin-right="0cm" fo:margin-top="0cm" fo:margin-bottom="0.1cm" fo:text-indent="0cm"/>
      <style:text-properties fo:font-size="20pt" style:font-size-asian="20pt" style:font-size-complex="20pt"/>
    </style:style>
    <style:style style:name="Master1-Layout2-obj-Title-and-Content_5f_-outline7" style:display-name="Master1-Layout2-obj-Title-and-Content_-outline7" style:family="presentation" style:parent-style-name="Master1-Layout2-obj-Title-and-Content_5f_-outline6">
      <style:paragraph-properties fo:margin-left="0cm" fo:margin-right="0cm" fo:margin-top="0cm" fo:margin-bottom="0.1cm" fo:text-indent="0cm"/>
      <style:text-properties fo:font-size="20pt" style:font-size-asian="20pt" style:font-size-complex="20pt"/>
    </style:style>
    <style:style style:name="Master1-Layout2-obj-Title-and-Content_5f_-outline8" style:display-name="Master1-Layout2-obj-Title-and-Content_-outline8" style:family="presentation" style:parent-style-name="Master1-Layout2-obj-Title-and-Content_5f_-outline7">
      <style:paragraph-properties fo:margin-left="0cm" fo:margin-right="0cm" fo:margin-top="0cm" fo:margin-bottom="0.1cm" fo:text-indent="0cm"/>
      <style:text-properties fo:font-size="20pt" style:font-size-asian="20pt" style:font-size-complex="20pt"/>
    </style:style>
    <style:style style:name="Master1-Layout2-obj-Title-and-Content_5f_-outline9" style:display-name="Master1-Layout2-obj-Title-and-Content_-outline9" style:family="presentation" style:parent-style-name="Master1-Layout2-obj-Title-and-Content_5f_-outline8">
      <style:paragraph-properties fo:margin-left="0cm" fo:margin-right="0cm" fo:margin-top="0cm" fo:margin-bottom="0.1cm" fo:text-indent="0cm"/>
      <style:text-properties fo:font-size="20pt" style:font-size-asian="20pt" style:font-size-complex="20pt"/>
    </style:style>
    <style:style style:name="Master1-Layout2-obj-Title-and-Content_5f_-subtitle" style:display-name="Master1-Layout2-obj-Title-and-Content_-subtitle" style:family="presentation">
      <style:graphic-properties draw:stroke="none" draw:fill="none" draw:textarea-vertical-align="middle">
        <text:list-style style:name="Master1-Layout2-obj-Title-and-Content_5f_-subtitle" style:display-name="Master1-Layout2-obj-Title-and-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_5f_-title" style:display-name="Master1-Layout2-obj-Title-and-Content_-title" style:family="presentation">
      <style:graphic-properties draw:stroke="none" draw:fill="none" draw:textarea-vertical-align="middle">
        <text:list-style style:name="Master1-Layout2-obj-Title-and-Content_5f_-title" style:display-name="Master1-Layout2-obj-Title-and-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7.78cm" fo:page-height="24.13cm" style:print-orientation="portrait"/>
    </style:page-layout>
    <style:page-layout style:name="PM3">
      <style:page-layout-properties fo:margin-top="0cm" fo:margin-bottom="0cm" fo:margin-left="0cm" fo:margin-right="0cm" fo:page-width="17.78cm" fo:page-height="24.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Graphics">
      <style:graphic-properties draw:stroke="none" draw:fill="none" style:mirror="none"/>
    </style:style>
    <style:style style:name="Mpr1" style:family="presentation" style:parent-style-name="Master1-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18" style:family="presentation" style:parent-style-name="Master1-Layout2-obj-Title-and-Content-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19" style:family="presentation" style:parent-style-name="Master1-Layout2-obj-Title-and-Content-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20"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25" style:family="presentation" style:parent-style-name="Master1-Layout3-secHead-Section-Header-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26" style:family="presentation" style:parent-style-name="Master1-Layout3-secHead-Section-Header-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27"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32" style:family="presentation" style:parent-style-name="Master1-Layout4-twoObj-Two-Content-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33" style:family="presentation" style:parent-style-name="Master1-Layout4-twoObj-Two-Content-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34"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8"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40" style:family="presentation" style:parent-style-name="Master1-Layout5-twoTxTwoObj-Comparison-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41" style:family="presentation" style:parent-style-name="Master1-Layout5-twoTxTwoObj-Comparison-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42"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3"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46" style:family="presentation" style:parent-style-name="Master1-Layout6-titleOnly-Title-Only-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47" style:family="presentation" style:parent-style-name="Master1-Layout6-titleOnly-Title-Only-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48"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9"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51" style:family="presentation" style:parent-style-name="Master1-Layout7-blank-Blank-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52" style:family="presentation" style:parent-style-name="Master1-Layout7-blank-Blank-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53"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4"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59" style:family="presentation" style:parent-style-name="Master1-Layout8-objTx-Content-with-Caption-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60" style:family="presentation" style:parent-style-name="Master1-Layout8-objTx-Content-with-Caption-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61"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67" style:family="presentation" style:parent-style-name="Master1-Layout9-picTx-Picture-with-Caption-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68" style:family="presentation" style:parent-style-name="Master1-Layout9-picTx-Picture-with-Caption-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69"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1"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3" style:family="presentation" style:parent-style-name="Master1-Layout10-vertTx-Title-and-Vertical-Text-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74" style:family="presentation" style:parent-style-name="Master1-Layout10-vertTx-Title-and-Vertical-Text-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75"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76" style:family="presentation" style:parent-style-name="Master1-Layout11-vertTitleAndTx-Vertical-Title-and-Text-title">
      <style:graphic-properties draw:stroke="none" draw:fill="none" draw:textarea-horizontal-align="right" draw:textarea-vertical-align="middle" draw:auto-grow-height="false" draw:auto-grow-width="false" fo:min-width="22.86cm" fo:padding-top="0.127cm" fo:padding-bottom="0.127cm" fo:padding-left="0.254cm" fo:padding-right="0.254cm" fo:wrap-option="wrap"/>
      <style:paragraph-properties style:writing-mode="tb-rl"/>
    </style:style>
    <style:style style:name="Mpr77"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8"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81" style:family="presentation" style:parent-style-name="Master1-Layout11-vertTitleAndTx-Vertical-Title-and-Text-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8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r83" style:family="presentation" style:parent-style-name="Master1-Layout2-obj-Title-and-Content_5f_-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4" style:family="presentation" style:parent-style-name="Master1-Layout2-obj-Title-and-Content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2-obj-Title-and-Content_5f_-backgroundobject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86" style:family="presentation" style:parent-style-name="Master1-Layout2-obj-Title-and-Content_5f_-notes">
      <style:graphic-properties draw:stroke="none" draw:fill="none" draw:textarea-horizontal-align="left" draw:textarea-vertical-align="top" draw:auto-grow-height="false" draw:auto-grow-width="false" fo:padding-top="0.12cm" fo:padding-bottom="0.12cm" fo:padding-left="0.239cm" fo:padding-right="0.239cm" fo:wrap-option="wrap"/>
    </style:style>
    <style:style style:name="Mpr87" style:family="presentation" style:parent-style-name="Master1-Layout2-obj-Title-and-Content_5f_-backgroundobjects">
      <style:graphic-properties draw:stroke="none" draw:fill="none" draw:textarea-horizontal-align="left" draw:textarea-vertical-align="bottom" draw:auto-grow-height="false" draw:auto-grow-width="false" fo:padding-top="0.12cm" fo:padding-bottom="0.12cm" fo:padding-left="0.239cm" fo:padding-right="0.239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7"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8" style:family="paragraph">
      <style:paragraph-properties fo:margin-left="0.635cm" fo:margin-right="0cm" fo:margin-top="0.353cm" fo:margin-bottom="0.212cm" fo:line-height="90%" fo:text-align="start" fo:text-indent="-0.635cm" style:punctuation-wrap="hanging" style:writing-mode="lr-tb">
        <style:tab-stops/>
      </style:paragraph-properties>
    </style:style>
    <style:style style:name="MP19"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0" style:family="paragraph">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CMU Br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MU Bright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MU Bright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MU Bright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MU Bright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CMU Bright1"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5pt" fo:letter-spacing="normal" fo:language="en" fo:country="GB"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MU Br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MU Bright1" fo:font-size="44pt" fo:letter-spacing="normal" fo:language="en" fo:country="US" fo:font-style="normal" fo:text-shadow="1pt 1pt"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MU Bright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MU Br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MU Bright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Master1-Office-Theme" style:page-layout-name="PM1" draw:style-name="Mdp1">
      <draw:frame draw:name="Title Placeholder 1" presentation:style-name="Mpr1" draw:text-style-name="MP4" draw:layer="backgroundobjects" svg:width="21.908cm" svg:height="3.682cm" svg:x="1.746cm" svg:y="1.014cm" presentation:class="title">
        <draw:text-box>
          <text:p text:style-name="MP3"><text:span text:style-name="MT1">Click to edit Master title style</text:span></text:p>
        </draw:text-box>
      </draw:frame>
      <draw:frame draw:name="Text Placeholder 2" presentation:style-name="Mpr2" draw:text-style-name="MP4" draw:layer="backgroundobjects" svg:width="21.908cm" svg:height="12.087cm" svg:x="1.746cm" svg:y="5.071cm" presentation:class="outline">
        <draw:text-box>
          <text:list text:style-name="ML3">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3"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4" presentation:style-name="Mpr4" draw:text-style-name="MP4" draw:layer="backgroundobjects" svg:width="8.572cm" svg:height="1.014cm" svg:x="8.414cm" svg:y="17.657cm" presentation:class="footer">
        <draw:text-box>
          <text:p/>
        </draw:text-box>
      </draw:frame>
      <draw:frame draw:name="Slide Number Placeholder 5" presentation:style-name="Mpr3"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5" draw:text-style-name="MP4" draw:layer="backgroundobjects" svg:width="7.705cm" svg:height="1.211cm" svg:x="0cm" svg:y="0cm" presentation:class="header">
          <draw:text-box>
            <text:p/>
          </draw:text-box>
        </draw:frame>
        <draw:frame draw:name="Date Placeholder 2" presentation:style-name="Mpr5"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Office-Theme-title" draw:layer="backgroundobjects" svg:width="10.866cm" svg:height="8.149cm" svg:x="3.457cm" svg:y="3.016cm" presentation:class="page"/>
        <draw:frame draw:name="Notes Placeholder 4" presentation:style-name="Mpr6"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7" draw:text-style-name="MP4" draw:layer="backgroundobjects" svg:width="7.705cm" svg:height="1.211cm" svg:x="0cm" svg:y="22.919cm" presentation:class="footer">
          <draw:text-box>
            <text:p/>
          </draw:text-box>
        </draw:frame>
        <draw:frame draw:name="Slide Number Placeholder 6" presentation:style-name="Mpr7"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1-title-Title-Slide" style:page-layout-name="PM1" draw:style-name="Mdp1">
      <draw:frame draw:name="Title 1" presentation:style-name="Mpr8" draw:text-style-name="MP4" draw:layer="backgroundobjects" svg:width="21.59cm" svg:height="6.632cm" svg:x="1.905cm" svg:y="3.118cm" presentation:class="title">
        <draw:text-box>
          <text:p text:style-name="MP16"><text:span text:style-name="MT9">Click to edit Master title style</text:span></text:p>
        </draw:text-box>
      </draw:frame>
      <draw:frame draw:name="Subtitle 2" presentation:style-name="Mpr9" draw:text-style-name="MP4" draw:layer="backgroundobjects" svg:width="19.05cm" svg:height="4.599cm" svg:x="3.175cm" svg:y="10.006cm" presentation:class="subtitle">
        <draw:text-box>
          <text:p text:style-name="MP17"><text:span text:style-name="MT3">Click to edit Master subtitle style</text:span></text:p>
        </draw:text-box>
      </draw:frame>
      <draw:frame draw:name="Date Placeholder 3" presentation:style-name="Mpr10"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4" presentation:style-name="Mpr11" draw:text-style-name="MP4" draw:layer="backgroundobjects" svg:width="8.572cm" svg:height="1.014cm" svg:x="8.414cm" svg:y="17.657cm" presentation:class="footer">
        <draw:text-box>
          <text:p/>
        </draw:text-box>
      </draw:frame>
      <draw:frame draw:name="Slide Number Placeholder 5" presentation:style-name="Mpr10" draw:text-style-name="MP4" draw:layer="backgroundobjects" svg:width="5.715cm" svg:height="1.014cm" svg:x="17.939cm" svg:y="17.657cm" presentation:class="page-number">
        <draw:text-box>
          <text:p text:style-name="MP11"><text:span text:style-name="MT6"><text:page-number>&lt;number&gt;</text:page-number></text:span></text:p>
        </draw:text-box>
      </draw:frame>
      <draw:frame presentation:style-name="Master1-Layout1-title-Title-Slide-outline1" draw:layer="backgroundobjects" svg:width="22.859cm" svg:height="11.048cm" svg:x="1.27cm" svg:y="4.457cm" presentation:class="outline" presentation:placeholder="true">
        <draw:text-box/>
      </draw:frame>
      <presentation:notes style:page-layout-name="PM2">
        <draw:frame draw:name="Header Placeholder 1" presentation:style-name="Mpr12" draw:text-style-name="MP4" draw:layer="backgroundobjects" svg:width="7.705cm" svg:height="1.211cm" svg:x="0cm" svg:y="0cm" presentation:class="header">
          <draw:text-box>
            <text:p/>
          </draw:text-box>
        </draw:frame>
        <draw:frame draw:name="Date Placeholder 2" presentation:style-name="Mpr12"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1-title-Title-Slide-title" draw:layer="backgroundobjects" svg:width="10.866cm" svg:height="8.149cm" svg:x="3.457cm" svg:y="3.016cm" presentation:class="page"/>
        <draw:frame draw:name="Notes Placeholder 4" presentation:style-name="Mpr13"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14" draw:text-style-name="MP4" draw:layer="backgroundobjects" svg:width="7.705cm" svg:height="1.211cm" svg:x="0cm" svg:y="22.919cm" presentation:class="footer">
          <draw:text-box>
            <text:p/>
          </draw:text-box>
        </draw:frame>
        <draw:frame draw:name="Slide Number Placeholder 6" presentation:style-name="Mpr14"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2-obj-Title-and-Content" style:page-layout-name="PM1" draw:style-name="Mdp1">
      <draw:frame draw:name="Picture 8" draw:style-name="Mgr3" draw:layer="backgroundobjects" svg:width="25.4cm" svg:height="3.725cm" svg:x="0cm" svg:y="0cm">
        <draw:image xlink:href="Pictures/image5.jpg" xlink:type="simple" xlink:show="embed" xlink:actuate="onLoad">
          <text:p/>
        </draw:image>
      </draw:frame>
      <draw:frame draw:name="Title 1" presentation:style-name="Mpr15" draw:text-style-name="MP4" draw:layer="backgroundobjects" svg:width="21.908cm" svg:height="3.682cm" svg:x="1.746cm" svg:y="0cm" presentation:class="title">
        <draw:text-box>
          <text:p text:style-name="MP3"><text:span text:style-name="MT10">Click to edit Master title style</text:span></text:p>
        </draw:text-box>
      </draw:frame>
      <draw:frame draw:name="Content Placeholder 2" presentation:style-name="Mpr16" draw:text-style-name="MP4" draw:layer="backgroundobjects" svg:width="21.908cm" svg:height="12.434cm" svg:x="1.746cm" svg:y="5.151cm" presentation:class="title">
        <draw:text-box>
          <text:list text:style-name="ML3">
            <text:list-item>
              <text:p text:style-name="MP18"><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presentation:style-name="Master1-Layout2-obj-Title-and-Content-outline1" draw:layer="backgroundobjects" svg:width="22.859cm" svg:height="11.048cm" svg:x="1.27cm" svg:y="4.457cm" presentation:class="outline" presentation:placeholder="true">
        <draw:text-box/>
      </draw:frame>
      <presentation:notes style:page-layout-name="PM2">
        <draw:frame draw:name="Header Placeholder 1" presentation:style-name="Mpr17" draw:text-style-name="MP4" draw:layer="backgroundobjects" svg:width="7.705cm" svg:height="1.211cm" svg:x="0cm" svg:y="0cm" presentation:class="header">
          <draw:text-box>
            <text:p/>
          </draw:text-box>
        </draw:frame>
        <draw:frame draw:name="Date Placeholder 2" presentation:style-name="Mpr17"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2-obj-Title-and-Content-title" draw:layer="backgroundobjects" svg:width="10.866cm" svg:height="8.149cm" svg:x="3.457cm" svg:y="3.016cm" presentation:class="page"/>
        <draw:frame draw:name="Notes Placeholder 4" presentation:style-name="Mpr18"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19" draw:text-style-name="MP4" draw:layer="backgroundobjects" svg:width="7.705cm" svg:height="1.211cm" svg:x="0cm" svg:y="22.919cm" presentation:class="footer">
          <draw:text-box>
            <text:p/>
          </draw:text-box>
        </draw:frame>
        <draw:frame draw:name="Slide Number Placeholder 6" presentation:style-name="Mpr19"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3-secHead-Section-Header" style:page-layout-name="PM1" draw:style-name="Mdp1">
      <draw:frame draw:name="Title 1" presentation:style-name="Mpr20" draw:text-style-name="MP4" draw:layer="backgroundobjects" svg:width="21.908cm" svg:height="7.924cm" svg:x="1.733cm" svg:y="4.749cm" presentation:class="title">
        <draw:text-box>
          <text:p text:style-name="MP3"><text:span text:style-name="MT9">Click to edit Master title style</text:span></text:p>
        </draw:text-box>
      </draw:frame>
      <draw:frame draw:name="Text Placeholder 2" presentation:style-name="Mpr21" draw:text-style-name="MP4" draw:layer="backgroundobjects" svg:width="21.908cm" svg:height="4.167cm" svg:x="1.733cm" svg:y="12.749cm" presentation:class="outline">
        <draw:text-box>
          <text:list text:style-name="ML5">
            <text:list-item>
              <text:p text:style-name="MP19"><text:span text:style-name="MT3">Click to edit Master text styles</text:span></text:p>
            </text:list-item>
          </text:list>
        </draw:text-box>
      </draw:frame>
      <draw:frame draw:name="Date Placeholder 3" presentation:style-name="Mpr22"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4" presentation:style-name="Mpr23" draw:text-style-name="MP4" draw:layer="backgroundobjects" svg:width="8.572cm" svg:height="1.014cm" svg:x="8.414cm" svg:y="17.657cm" presentation:class="footer">
        <draw:text-box>
          <text:p/>
        </draw:text-box>
      </draw:frame>
      <draw:frame draw:name="Slide Number Placeholder 5" presentation:style-name="Mpr22"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24" draw:text-style-name="MP4" draw:layer="backgroundobjects" svg:width="7.705cm" svg:height="1.211cm" svg:x="0cm" svg:y="0cm" presentation:class="header">
          <draw:text-box>
            <text:p/>
          </draw:text-box>
        </draw:frame>
        <draw:frame draw:name="Date Placeholder 2" presentation:style-name="Mpr24"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3-secHead-Section-Header-title" draw:layer="backgroundobjects" svg:width="10.866cm" svg:height="8.149cm" svg:x="3.457cm" svg:y="3.016cm" presentation:class="page"/>
        <draw:frame draw:name="Notes Placeholder 4" presentation:style-name="Mpr25"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26" draw:text-style-name="MP4" draw:layer="backgroundobjects" svg:width="7.705cm" svg:height="1.211cm" svg:x="0cm" svg:y="22.919cm" presentation:class="footer">
          <draw:text-box>
            <text:p/>
          </draw:text-box>
        </draw:frame>
        <draw:frame draw:name="Slide Number Placeholder 6" presentation:style-name="Mpr26"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4-twoObj-Two-Content" style:page-layout-name="PM1" draw:style-name="Mdp1">
      <draw:frame draw:name="Title 1" presentation:style-name="Mpr27" draw:text-style-name="MP4" draw:layer="backgroundobjects" svg:width="21.908cm" svg:height="3.682cm" svg:x="1.746cm" svg:y="1.014cm" presentation:class="title">
        <draw:text-box>
          <text:p text:style-name="MP3"><text:span text:style-name="MT1">Click to edit Master title style</text:span></text:p>
        </draw:text-box>
      </draw:frame>
      <draw:frame draw:name="Content Placeholder 2" presentation:style-name="Mpr28" draw:text-style-name="MP4" draw:layer="backgroundobjects" svg:width="10.795cm" svg:height="12.087cm" svg:x="1.746cm" svg:y="5.071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28" draw:text-style-name="MP4" draw:layer="backgroundobjects" svg:width="10.795cm" svg:height="12.087cm" svg:x="12.859cm" svg:y="5.071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4" presentation:style-name="Mpr29"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5" presentation:style-name="Mpr30" draw:text-style-name="MP4" draw:layer="backgroundobjects" svg:width="8.572cm" svg:height="1.014cm" svg:x="8.414cm" svg:y="17.657cm" presentation:class="footer">
        <draw:text-box>
          <text:p/>
        </draw:text-box>
      </draw:frame>
      <draw:frame draw:name="Slide Number Placeholder 6" presentation:style-name="Mpr29"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31" draw:text-style-name="MP4" draw:layer="backgroundobjects" svg:width="7.705cm" svg:height="1.211cm" svg:x="0cm" svg:y="0cm" presentation:class="header">
          <draw:text-box>
            <text:p/>
          </draw:text-box>
        </draw:frame>
        <draw:frame draw:name="Date Placeholder 2" presentation:style-name="Mpr31"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4-twoObj-Two-Content-title" draw:layer="backgroundobjects" svg:width="10.866cm" svg:height="8.149cm" svg:x="3.457cm" svg:y="3.016cm" presentation:class="page"/>
        <draw:frame draw:name="Notes Placeholder 4" presentation:style-name="Mpr32"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33" draw:text-style-name="MP4" draw:layer="backgroundobjects" svg:width="7.705cm" svg:height="1.211cm" svg:x="0cm" svg:y="22.919cm" presentation:class="footer">
          <draw:text-box>
            <text:p/>
          </draw:text-box>
        </draw:frame>
        <draw:frame draw:name="Slide Number Placeholder 6" presentation:style-name="Mpr33"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5-twoTxTwoObj-Comparison" style:page-layout-name="PM1" draw:style-name="Mdp1">
      <draw:frame draw:name="Title 1" presentation:style-name="Mpr34" draw:text-style-name="MP4" draw:layer="backgroundobjects" svg:width="21.908cm" svg:height="3.682cm" svg:x="1.75cm" svg:y="1.014cm" presentation:class="title">
        <draw:text-box>
          <text:p text:style-name="MP3"><text:span text:style-name="MT1">Click to edit Master title style</text:span></text:p>
        </draw:text-box>
      </draw:frame>
      <draw:frame draw:name="Text Placeholder 2" presentation:style-name="Mpr35" draw:text-style-name="MP4" draw:layer="backgroundobjects" svg:width="10.745cm" svg:height="2.289cm" svg:x="1.75cm" svg:y="4.67cm" presentation:class="outline">
        <draw:text-box>
          <text:list text:style-name="ML5">
            <text:list-item>
              <text:p text:style-name="MP19"><text:span text:style-name="MT11">Click to edit Master text styles</text:span></text:p>
            </text:list-item>
          </text:list>
        </draw:text-box>
      </draw:frame>
      <draw:frame draw:name="Content Placeholder 3" presentation:style-name="Mpr36" draw:text-style-name="MP4" draw:layer="backgroundobjects" svg:width="10.745cm" svg:height="10.235cm" svg:x="1.75cm" svg:y="6.959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4" presentation:style-name="Mpr35" draw:text-style-name="MP4" draw:layer="backgroundobjects" svg:width="10.798cm" svg:height="2.289cm" svg:x="12.859cm" svg:y="4.67cm" presentation:class="outline">
        <draw:text-box>
          <text:list text:style-name="ML5">
            <text:list-item>
              <text:p text:style-name="MP19"><text:span text:style-name="MT11">Click to edit Master text styles</text:span></text:p>
            </text:list-item>
          </text:list>
        </draw:text-box>
      </draw:frame>
      <draw:frame draw:name="Content Placeholder 5" presentation:style-name="Mpr36" draw:text-style-name="MP4" draw:layer="backgroundobjects" svg:width="10.798cm" svg:height="10.235cm" svg:x="12.859cm" svg:y="6.959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6" presentation:style-name="Mpr37"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7" presentation:style-name="Mpr38" draw:text-style-name="MP4" draw:layer="backgroundobjects" svg:width="8.572cm" svg:height="1.014cm" svg:x="8.414cm" svg:y="17.657cm" presentation:class="footer">
        <draw:text-box>
          <text:p/>
        </draw:text-box>
      </draw:frame>
      <draw:frame draw:name="Slide Number Placeholder 8" presentation:style-name="Mpr37"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39" draw:text-style-name="MP4" draw:layer="backgroundobjects" svg:width="7.705cm" svg:height="1.211cm" svg:x="0cm" svg:y="0cm" presentation:class="header">
          <draw:text-box>
            <text:p/>
          </draw:text-box>
        </draw:frame>
        <draw:frame draw:name="Date Placeholder 2" presentation:style-name="Mpr39"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5-twoTxTwoObj-Comparison-title" draw:layer="backgroundobjects" svg:width="10.866cm" svg:height="8.149cm" svg:x="3.457cm" svg:y="3.016cm" presentation:class="page"/>
        <draw:frame draw:name="Notes Placeholder 4" presentation:style-name="Mpr40"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41" draw:text-style-name="MP4" draw:layer="backgroundobjects" svg:width="7.705cm" svg:height="1.211cm" svg:x="0cm" svg:y="22.919cm" presentation:class="footer">
          <draw:text-box>
            <text:p/>
          </draw:text-box>
        </draw:frame>
        <draw:frame draw:name="Slide Number Placeholder 6" presentation:style-name="Mpr41"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6-titleOnly-Title-Only" style:page-layout-name="PM1" draw:style-name="Mdp1">
      <draw:frame draw:name="Title 1" presentation:style-name="Mpr42" draw:text-style-name="MP4" draw:layer="backgroundobjects" svg:width="21.908cm" svg:height="3.682cm" svg:x="1.746cm" svg:y="1.014cm" presentation:class="title">
        <draw:text-box>
          <text:p text:style-name="MP3"><text:span text:style-name="MT1">Click to edit Master title style</text:span></text:p>
        </draw:text-box>
      </draw:frame>
      <draw:frame draw:name="Date Placeholder 2" presentation:style-name="Mpr43"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3" presentation:style-name="Mpr44" draw:text-style-name="MP4" draw:layer="backgroundobjects" svg:width="8.572cm" svg:height="1.014cm" svg:x="8.414cm" svg:y="17.657cm" presentation:class="footer">
        <draw:text-box>
          <text:p/>
        </draw:text-box>
      </draw:frame>
      <draw:frame draw:name="Slide Number Placeholder 4" presentation:style-name="Mpr43"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45" draw:text-style-name="MP4" draw:layer="backgroundobjects" svg:width="7.705cm" svg:height="1.211cm" svg:x="0cm" svg:y="0cm" presentation:class="header">
          <draw:text-box>
            <text:p/>
          </draw:text-box>
        </draw:frame>
        <draw:frame draw:name="Date Placeholder 2" presentation:style-name="Mpr45"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6-titleOnly-Title-Only-title" draw:layer="backgroundobjects" svg:width="10.866cm" svg:height="8.149cm" svg:x="3.457cm" svg:y="3.016cm" presentation:class="page"/>
        <draw:frame draw:name="Notes Placeholder 4" presentation:style-name="Mpr46"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47" draw:text-style-name="MP4" draw:layer="backgroundobjects" svg:width="7.705cm" svg:height="1.211cm" svg:x="0cm" svg:y="22.919cm" presentation:class="footer">
          <draw:text-box>
            <text:p/>
          </draw:text-box>
        </draw:frame>
        <draw:frame draw:name="Slide Number Placeholder 6" presentation:style-name="Mpr47"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7-blank-Blank" style:page-layout-name="PM1" draw:style-name="Mdp1">
      <draw:frame draw:name="Date Placeholder 1" presentation:style-name="Mpr48"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2" presentation:style-name="Mpr49" draw:text-style-name="MP4" draw:layer="backgroundobjects" svg:width="8.572cm" svg:height="1.014cm" svg:x="8.414cm" svg:y="17.657cm" presentation:class="footer">
        <draw:text-box>
          <text:p/>
        </draw:text-box>
      </draw:frame>
      <draw:frame draw:name="Slide Number Placeholder 3" presentation:style-name="Mpr48"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50" draw:text-style-name="MP4" draw:layer="backgroundobjects" svg:width="7.705cm" svg:height="1.211cm" svg:x="0cm" svg:y="0cm" presentation:class="header">
          <draw:text-box>
            <text:p/>
          </draw:text-box>
        </draw:frame>
        <draw:frame draw:name="Date Placeholder 2" presentation:style-name="Mpr50"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7-blank-Blank-title" draw:layer="backgroundobjects" svg:width="10.866cm" svg:height="8.149cm" svg:x="3.457cm" svg:y="3.016cm" presentation:class="page"/>
        <draw:frame draw:name="Notes Placeholder 4" presentation:style-name="Mpr51"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52" draw:text-style-name="MP4" draw:layer="backgroundobjects" svg:width="7.705cm" svg:height="1.211cm" svg:x="0cm" svg:y="22.919cm" presentation:class="footer">
          <draw:text-box>
            <text:p/>
          </draw:text-box>
        </draw:frame>
        <draw:frame draw:name="Slide Number Placeholder 6" presentation:style-name="Mpr52"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8-objTx-Content-with-Caption" style:page-layout-name="PM1" draw:style-name="Mdp1">
      <draw:frame draw:name="Title 1" presentation:style-name="Mpr53" draw:text-style-name="MP4" draw:layer="backgroundobjects" svg:width="8.192cm" svg:height="4.445cm" svg:x="1.75cm" svg:y="1.27cm" presentation:class="title">
        <draw:text-box>
          <text:p text:style-name="MP3"><text:span text:style-name="MT12">Click to edit Master title style</text:span></text:p>
        </draw:text-box>
      </draw:frame>
      <draw:frame draw:name="Content Placeholder 2" presentation:style-name="Mpr54" draw:text-style-name="MP4" draw:layer="backgroundobjects" svg:width="12.859cm" svg:height="13.538cm" svg:x="10.798cm" svg:y="2.743cm" presentation:class="title">
        <draw:text-box>
          <text:list text:style-name="ML3">
            <text:list-item>
              <text:p text:style-name="MP5"><text:span text:style-name="MT12">Click to edit Master text styles</text:span><text:span text:style-name="MT12"><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Text Placeholder 3" presentation:style-name="Mpr55" draw:text-style-name="MP4" draw:layer="backgroundobjects" svg:width="8.192cm" svg:height="10.588cm" svg:x="1.75cm" svg:y="5.715cm" presentation:class="outline">
        <draw:text-box>
          <text:list text:style-name="ML5">
            <text:list-item>
              <text:p text:style-name="MP19"><text:span text:style-name="MT13">Click to edit Master text styles</text:span></text:p>
            </text:list-item>
          </text:list>
        </draw:text-box>
      </draw:frame>
      <draw:frame draw:name="Date Placeholder 4" presentation:style-name="Mpr56"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5" presentation:style-name="Mpr57" draw:text-style-name="MP4" draw:layer="backgroundobjects" svg:width="8.572cm" svg:height="1.014cm" svg:x="8.414cm" svg:y="17.657cm" presentation:class="footer">
        <draw:text-box>
          <text:p/>
        </draw:text-box>
      </draw:frame>
      <draw:frame draw:name="Slide Number Placeholder 6" presentation:style-name="Mpr56"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58" draw:text-style-name="MP4" draw:layer="backgroundobjects" svg:width="7.705cm" svg:height="1.211cm" svg:x="0cm" svg:y="0cm" presentation:class="header">
          <draw:text-box>
            <text:p/>
          </draw:text-box>
        </draw:frame>
        <draw:frame draw:name="Date Placeholder 2" presentation:style-name="Mpr58"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8-objTx-Content-with-Caption-title" draw:layer="backgroundobjects" svg:width="10.866cm" svg:height="8.149cm" svg:x="3.457cm" svg:y="3.016cm" presentation:class="page"/>
        <draw:frame draw:name="Notes Placeholder 4" presentation:style-name="Mpr59"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60" draw:text-style-name="MP4" draw:layer="backgroundobjects" svg:width="7.705cm" svg:height="1.211cm" svg:x="0cm" svg:y="22.919cm" presentation:class="footer">
          <draw:text-box>
            <text:p/>
          </draw:text-box>
        </draw:frame>
        <draw:frame draw:name="Slide Number Placeholder 6" presentation:style-name="Mpr60"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9-picTx-Picture-with-Caption" style:page-layout-name="PM1" draw:style-name="Mdp1">
      <draw:frame draw:name="Title 1" presentation:style-name="Mpr61" draw:text-style-name="MP4" draw:layer="backgroundobjects" svg:width="8.192cm" svg:height="4.445cm" svg:x="1.75cm" svg:y="1.27cm" presentation:class="title">
        <draw:text-box>
          <text:p text:style-name="MP3"><text:span text:style-name="MT12">Click to edit Master title style</text:span></text:p>
        </draw:text-box>
      </draw:frame>
      <draw:frame draw:name="Picture Placeholder 2" presentation:style-name="Mpr62" draw:text-style-name="MP4" draw:layer="backgroundobjects" svg:width="12.859cm" svg:height="13.538cm" svg:x="10.798cm" svg:y="2.743cm" presentation:class="title">
        <draw:text-box>
          <text:p text:style-name="MP19"><text:span text:style-name="MT12">Click icon to add picture</text:span></text:p>
        </draw:text-box>
      </draw:frame>
      <draw:frame draw:name="Text Placeholder 3" presentation:style-name="Mpr63" draw:text-style-name="MP4" draw:layer="backgroundobjects" svg:width="8.192cm" svg:height="10.588cm" svg:x="1.75cm" svg:y="5.715cm" presentation:class="outline">
        <draw:text-box>
          <text:list text:style-name="ML5">
            <text:list-item>
              <text:p text:style-name="MP19"><text:span text:style-name="MT13">Click to edit Master text styles</text:span></text:p>
            </text:list-item>
          </text:list>
        </draw:text-box>
      </draw:frame>
      <draw:frame draw:name="Date Placeholder 4" presentation:style-name="Mpr64"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5" presentation:style-name="Mpr65" draw:text-style-name="MP4" draw:layer="backgroundobjects" svg:width="8.572cm" svg:height="1.014cm" svg:x="8.414cm" svg:y="17.657cm" presentation:class="footer">
        <draw:text-box>
          <text:p/>
        </draw:text-box>
      </draw:frame>
      <draw:frame draw:name="Slide Number Placeholder 6" presentation:style-name="Mpr64"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66" draw:text-style-name="MP4" draw:layer="backgroundobjects" svg:width="7.705cm" svg:height="1.211cm" svg:x="0cm" svg:y="0cm" presentation:class="header">
          <draw:text-box>
            <text:p/>
          </draw:text-box>
        </draw:frame>
        <draw:frame draw:name="Date Placeholder 2" presentation:style-name="Mpr66"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9-picTx-Picture-with-Caption-title" draw:layer="backgroundobjects" svg:width="10.866cm" svg:height="8.149cm" svg:x="3.457cm" svg:y="3.016cm" presentation:class="page"/>
        <draw:frame draw:name="Notes Placeholder 4" presentation:style-name="Mpr67"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68" draw:text-style-name="MP4" draw:layer="backgroundobjects" svg:width="7.705cm" svg:height="1.211cm" svg:x="0cm" svg:y="22.919cm" presentation:class="footer">
          <draw:text-box>
            <text:p/>
          </draw:text-box>
        </draw:frame>
        <draw:frame draw:name="Slide Number Placeholder 6" presentation:style-name="Mpr68"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10-vertTx-Title-and-Vertical-Text" style:page-layout-name="PM1" draw:style-name="Mdp1">
      <draw:frame draw:name="Title 1" presentation:style-name="Mpr69" draw:text-style-name="MP4" draw:layer="backgroundobjects" svg:width="21.908cm" svg:height="3.682cm" svg:x="1.746cm" svg:y="1.014cm" presentation:class="title">
        <draw:text-box>
          <text:p text:style-name="MP3"><text:span text:style-name="MT1">Click to edit Master title style</text:span></text:p>
        </draw:text-box>
      </draw:frame>
      <draw:frame draw:name="Vertical Text Placeholder 2" presentation:style-name="Mpr70" draw:text-style-name="MP20" draw:layer="backgroundobjects" svg:width="21.908cm" svg:height="12.087cm" svg:x="1.746cm" svg:y="5.071cm" presentation:class="outline">
        <draw:text-box>
          <text:list text:style-name="ML3">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71"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4" presentation:style-name="Mpr72" draw:text-style-name="MP4" draw:layer="backgroundobjects" svg:width="8.572cm" svg:height="1.014cm" svg:x="8.414cm" svg:y="17.657cm" presentation:class="footer">
        <draw:text-box>
          <text:p/>
        </draw:text-box>
      </draw:frame>
      <draw:frame draw:name="Slide Number Placeholder 5" presentation:style-name="Mpr71"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73" draw:text-style-name="MP4" draw:layer="backgroundobjects" svg:width="7.705cm" svg:height="1.211cm" svg:x="0cm" svg:y="0cm" presentation:class="header">
          <draw:text-box>
            <text:p/>
          </draw:text-box>
        </draw:frame>
        <draw:frame draw:name="Date Placeholder 2" presentation:style-name="Mpr73"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10-vertTx-Title-and-Vertical-Text-title" draw:layer="backgroundobjects" svg:width="10.866cm" svg:height="8.149cm" svg:x="3.457cm" svg:y="3.016cm" presentation:class="page"/>
        <draw:frame draw:name="Notes Placeholder 4" presentation:style-name="Mpr74"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75" draw:text-style-name="MP4" draw:layer="backgroundobjects" svg:width="7.705cm" svg:height="1.211cm" svg:x="0cm" svg:y="22.919cm" presentation:class="footer">
          <draw:text-box>
            <text:p/>
          </draw:text-box>
        </draw:frame>
        <draw:frame draw:name="Slide Number Placeholder 6" presentation:style-name="Mpr75"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6" draw:text-style-name="MP20" draw:layer="backgroundobjects" svg:width="5.477cm" svg:height="16.144cm" svg:x="18.177cm" svg:y="1.014cm" presentation:class="title">
        <draw:text-box>
          <text:p text:style-name="MP3"><text:span text:style-name="MT1">Click to edit Master title style</text:span></text:p>
        </draw:text-box>
      </draw:frame>
      <draw:frame draw:name="Vertical Text Placeholder 2" presentation:style-name="Mpr77" draw:text-style-name="MP20" draw:layer="backgroundobjects" svg:width="16.113cm" svg:height="16.144cm" svg:x="1.746cm" svg:y="1.014cm" presentation:class="outline">
        <draw:text-box>
          <text:list text:style-name="ML3">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78" draw:text-style-name="MP4" draw:layer="backgroundobjects" svg:width="5.715cm" svg:height="1.014cm" svg:x="1.746cm" svg:y="17.657cm" presentation:class="date-time">
        <draw:text-box>
          <text:p text:style-name="MP10"><text:span text:style-name="MT6"><text:date style:data-style-name="D1" text:date-value="2017-04-05">05/04/17</text:date></text:span></text:p>
        </draw:text-box>
      </draw:frame>
      <draw:frame draw:name="Footer Placeholder 4" presentation:style-name="Mpr79" draw:text-style-name="MP4" draw:layer="backgroundobjects" svg:width="8.572cm" svg:height="1.014cm" svg:x="8.414cm" svg:y="17.657cm" presentation:class="footer">
        <draw:text-box>
          <text:p/>
        </draw:text-box>
      </draw:frame>
      <draw:frame draw:name="Slide Number Placeholder 5" presentation:style-name="Mpr78" draw:text-style-name="MP4" draw:layer="backgroundobjects" svg:width="5.715cm" svg:height="1.014cm" svg:x="17.939cm" svg:y="17.657cm" presentation:class="page-number">
        <draw:text-box>
          <text:p text:style-name="MP11"><text:span text:style-name="MT6"><text:page-number>&lt;number&gt;</text:page-number></text:span></text:p>
        </draw:text-box>
      </draw:frame>
      <presentation:notes style:page-layout-name="PM2">
        <draw:frame draw:name="Header Placeholder 1" presentation:style-name="Mpr80" draw:text-style-name="MP4" draw:layer="backgroundobjects" svg:width="7.705cm" svg:height="1.211cm" svg:x="0cm" svg:y="0cm" presentation:class="header">
          <draw:text-box>
            <text:p/>
          </draw:text-box>
        </draw:frame>
        <draw:frame draw:name="Date Placeholder 2" presentation:style-name="Mpr80"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11-vertTitleAndTx-Vertical-Title-and-Text-title" draw:layer="backgroundobjects" svg:width="10.866cm" svg:height="8.149cm" svg:x="3.457cm" svg:y="3.016cm" presentation:class="page"/>
        <draw:frame draw:name="Notes Placeholder 4" presentation:style-name="Mpr81"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82" draw:text-style-name="MP4" draw:layer="backgroundobjects" svg:width="7.705cm" svg:height="1.211cm" svg:x="0cm" svg:y="22.919cm" presentation:class="footer">
          <draw:text-box>
            <text:p/>
          </draw:text-box>
        </draw:frame>
        <draw:frame draw:name="Slide Number Placeholder 6" presentation:style-name="Mpr82"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style:master-page style:name="Master1-Layout2-obj-Title-and-Content_5f_" style:display-name="Master1-Layout2-obj-Title-and-Content_" style:page-layout-name="PM1" draw:style-name="Mdp1">
      <draw:frame draw:name="Picture 8" draw:style-name="Mgr3" draw:layer="backgroundobjects" svg:width="25.4cm" svg:height="3.725cm" svg:x="0cm" svg:y="0cm">
        <draw:image xlink:href="Pictures/image5.jpg" xlink:type="simple" xlink:show="embed" xlink:actuate="onLoad">
          <text:p/>
        </draw:image>
      </draw:frame>
      <draw:frame draw:name="Title 1" presentation:style-name="Mpr83" draw:text-style-name="MP4" draw:layer="backgroundobjects" svg:width="21.908cm" svg:height="3.682cm" svg:x="1.746cm" svg:y="0cm" presentation:class="title">
        <draw:text-box>
          <text:p text:style-name="MP3"><text:span text:style-name="MT10">Click to edit Master title style</text:span></text:p>
        </draw:text-box>
      </draw:frame>
      <draw:frame draw:name="Content Placeholder 2" presentation:style-name="Mpr84" draw:text-style-name="MP4" draw:layer="backgroundobjects" svg:width="21.908cm" svg:height="12.434cm" svg:x="1.746cm" svg:y="5.151cm" presentation:class="title">
        <draw:text-box>
          <text:list text:style-name="ML3">
            <text:list-item>
              <text:p text:style-name="MP18"><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presentation:style-name="Master1-Layout2-obj-Title-and-Content_5f_-outline1" draw:layer="backgroundobjects" svg:width="22.859cm" svg:height="11.048cm" svg:x="1.27cm" svg:y="4.457cm" presentation:class="outline" presentation:placeholder="true">
        <draw:text-box/>
      </draw:frame>
      <presentation:notes style:page-layout-name="PM3">
        <draw:frame draw:name="Header Placeholder 1" presentation:style-name="Mpr85" draw:text-style-name="MP4" draw:layer="backgroundobjects" svg:width="7.705cm" svg:height="1.211cm" svg:x="0cm" svg:y="0cm" presentation:class="header">
          <draw:text-box>
            <text:p/>
          </draw:text-box>
        </draw:frame>
        <draw:frame draw:name="Date Placeholder 2" presentation:style-name="Mpr85" draw:text-style-name="MP4" draw:layer="backgroundobjects" svg:width="7.705cm" svg:height="1.211cm" svg:x="10.071cm" svg:y="0cm" presentation:class="date-time">
          <draw:text-box>
            <text:p text:style-name="MP11"><text:span text:style-name="MT7"><text:date style:data-style-name="D1" text:date-value="2017-04-05">05/04/17</text:date></text:span></text:p>
          </draw:text-box>
        </draw:frame>
        <draw:page-thumbnail draw:name="Slide Image Placeholder 3" presentation:style-name="Master1-Layout2-obj-Title-and-Content_5f_-title" draw:layer="backgroundobjects" svg:width="10.866cm" svg:height="8.149cm" svg:x="3.457cm" svg:y="3.016cm" presentation:class="page"/>
        <draw:frame draw:name="Notes Placeholder 4" presentation:style-name="Mpr86" draw:text-style-name="MP4" draw:layer="backgroundobjects" svg:width="14.224cm" svg:height="9.501cm" svg:x="1.778cm" svg:y="11.613cm" presentation:class="notes">
          <draw:text-box>
            <text:p text:style-name="MP10"><text:span text:style-name="MT8">Click to edit Master text styles</text:span></text:p>
            <text:list text:style-name="ML5">
              <text:list-item>
                <text:list>
                  <text:list-item>
                    <text:p text:style-name="MP12"><text:span text:style-name="MT8">Second level</text:span></text:p>
                    <text:list>
                      <text:list-item>
                        <text:p text:style-name="MP13"><text:span text:style-name="MT8">Third level</text:span></text:p>
                        <text:list>
                          <text:list-item>
                            <text:p text:style-name="MP14"><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Footer Placeholder 5" presentation:style-name="Mpr87" draw:text-style-name="MP4" draw:layer="backgroundobjects" svg:width="7.705cm" svg:height="1.211cm" svg:x="0cm" svg:y="22.919cm" presentation:class="footer">
          <draw:text-box>
            <text:p/>
          </draw:text-box>
        </draw:frame>
        <draw:frame draw:name="Slide Number Placeholder 6" presentation:style-name="Mpr87" draw:text-style-name="MP4" draw:layer="backgroundobjects" svg:width="7.705cm" svg:height="1.211cm" svg:x="10.071cm" svg:y="22.919cm" presentation:class="page-number">
          <draw:text-box>
            <text:p text:style-name="MP11"><text:span text:style-name="MT7"><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title>Launching the community-run and owned Journal of Open Hardware  here and now</dc:title>
    <meta:initial-creator>Tobey Wenzel</meta:initial-creator>
    <meta:creation-date>2017-03-21T16:21:24Z</meta:creation-date>
    <dc:date>2017-04-05T18:43:21.977159066</dc:date>
    <meta:print-date>2017-03-22T01:25:03Z</meta:print-date>
    <meta:editing-cycles>52</meta:editing-cycles>
    <meta:editing-duration>PT11H27M43S</meta:editing-duration>
    <meta:document-statistic meta:object-count="188"/>
    <meta:template xlink:type="simple" xlink:actuate="onRequest" xlink:title="" xlink:href="../../../../tmp/mozilla_fido0/GOSH%20launch%20slides.odp/Office%20Theme"/>
  </office:meta>
</office:document-meta>
</file>